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85000017B400001089CB69C393.svm"/>
  <manifest:file-entry manifest:media-type="" manifest:full-path="Pictures/200000A3000018CE000010899890F6EE.svm"/>
  <manifest:file-entry manifest:media-type="" manifest:full-path="Pictures/200002110000211300000C67544545C8.svm"/>
  <manifest:file-entry manifest:media-type="" manifest:full-path="Pictures/2000004300001277000011EAEBDF9E4C.svm"/>
  <manifest:file-entry manifest:media-type="" manifest:full-path="Pictures/200005AD0000295700002957DC6BADEC.svm"/>
  <manifest:file-entry manifest:media-type="" manifest:full-path="Pictures/2000007900001277000011EA7192D24D.svm"/>
  <manifest:file-entry manifest:media-type="" manifest:full-path="Pictures/200000790000176D00000C675A641D76.svm"/>
  <manifest:file-entry manifest:media-type="" manifest:full-path="Pictures/2000006D0000160C00000DC8D459124D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bed13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c0d02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c0ea7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c12c7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c1ebe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c2f32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c44a9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c4877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c6814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8ad2" officeooo:paragraph-rsid="00c7fbc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af8ad2" officeooo:paragraph-rsid="00c0d02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af8ad2" officeooo:paragraph-rsid="00c12c7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af8ad2" officeooo:paragraph-rsid="00c1ebe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af8ad2" officeooo:paragraph-rsid="00c44a9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af8ad2" officeooo:paragraph-rsid="00c6814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af8ad2" officeooo:paragraph-rsid="00c7fbc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20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style:text-position="sub 58%" officeooo:rsid="00c0d027"/>
    </style:style>
    <style:style style:name="T3" style:family="text">
      <style:text-properties style:text-position="sub 58%" officeooo:rsid="00c0ea70"/>
    </style:style>
    <style:style style:name="T4" style:family="text">
      <style:text-properties style:text-position="sub 58%" officeooo:rsid="00c12c7a"/>
    </style:style>
    <style:style style:name="T5" style:family="text">
      <style:text-properties style:text-position="sub 58%" officeooo:rsid="00c6814f"/>
    </style:style>
    <style:style style:name="T6" style:family="text">
      <style:text-properties officeooo:rsid="00af8ad2"/>
    </style:style>
    <style:style style:name="T7" style:family="text">
      <style:text-properties officeooo:rsid="00bed13b"/>
    </style:style>
    <style:style style:name="T8" style:family="text">
      <style:text-properties officeooo:rsid="00c0d027"/>
    </style:style>
    <style:style style:name="T9" style:family="text">
      <style:text-properties officeooo:rsid="00c0ea70"/>
    </style:style>
    <style:style style:name="T10" style:family="text">
      <style:text-properties officeooo:rsid="00c12c7a"/>
    </style:style>
    <style:style style:name="T11" style:family="text">
      <style:text-properties officeooo:rsid="00c1ebe2"/>
    </style:style>
    <style:style style:name="T12" style:family="text">
      <style:text-properties style:use-window-font-color="true" style:text-position="0% 100%" fo:font-size="12pt" fo:font-style="normal" style:text-underline-style="none" fo:font-weight="normal" officeooo:rsid="00af8ad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c2f32a"/>
    </style:style>
    <style:style style:name="T14" style:family="text">
      <style:text-properties fo:color="#999999" officeooo:rsid="00c2f32a"/>
    </style:style>
    <style:style style:name="T15" style:family="text">
      <style:text-properties officeooo:rsid="00c44a95"/>
    </style:style>
    <style:style style:name="T16" style:family="text">
      <style:text-properties officeooo:rsid="00c48779"/>
    </style:style>
    <style:style style:name="T17" style:family="text">
      <style:text-properties officeooo:rsid="00c6814f"/>
    </style:style>
    <style:style style:name="T18" style:family="text">
      <style:text-properties style:text-position="super 58%" officeooo:rsid="00c6814f"/>
    </style:style>
    <style:style style:name="T19" style:family="text">
      <style:text-properties style:text-position="super 58%" officeooo:rsid="00c7fbcb"/>
    </style:style>
    <style:style style:name="T20" style:family="text">
      <style:text-properties style:text-underline-style="solid" style:text-underline-width="auto" style:text-underline-color="font-color" officeooo:rsid="00c6814f"/>
    </style:style>
    <style:style style:name="T21" style:family="text">
      <style:text-properties officeooo:rsid="00c7fbc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gr1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20<text:span text:style-name="T1">11</text:span>-(<text:span text:style-name="T1">04</text:span>)<text:span text:style-name="T1">apr</text:span>-<text:span text:style-name="T6">2</text:span><text:span text:style-name="T7">8</text:span>: dag <text:span text:style-name="T1">2</text:span><text:span text:style-name="T7">5</text:span></text:h>
      <text:p text:style-name="P2"/>
      <text:p text:style-name="P3"><text:span text:style-name="T7">Mer om grafteori</text:span></text:p>
      <text:p text:style-name="P3"><text:span text:style-name="T7"/></text:p>
      <text:p text:style-name="P3"><text:span text:style-name="T7"><text:tab/>Resten från övning 8.</text:span></text:p>
      <text:p text:style-name="P3"><text:span text:style-name="T7"/></text:p>
      <text:p text:style-name="P3"><text:span text:style-name="T7"><text:tab/>Träd</text:span></text:p>
      <text:p text:style-name="P3"><text:span text:style-name="T7"/></text:p>
      <text:p text:style-name="P3"><text:span text:style-name="T7"><text:tab/><text:tab/>Spännande träd</text:span></text:p>
      <text:p text:style-name="P3"><text:span text:style-name="T7"/></text:p>
      <text:p text:style-name="P3"><text:span text:style-name="T7"><text:tab/><text:tab/>Minimala spännande träd,</text:span><text:span text:style-name="T8"><text:tab/></text:span><text:span text:style-name="T7">Kruskals algoritm</text:span></text:p>
      <text:p text:style-name="P3"><text:span text:style-name="T7"/></text:p>
      <text:p text:style-name="P3"><text:span text:style-name="T7"><text:tab/><text:tab/>Binära rotade träd</text:span></text:p>
      <text:p text:style-name="P3"><text:span text:style-name="T7"/></text:p>
      <text:p text:style-name="P3"><text:span text:style-name="T7"><text:tab/>Planära grafer</text:span></text:p>
      <text:p text:style-name="P3"><text:span text:style-name="T7"/></text:p>
      <text:p text:style-name="P3"><text:span text:style-name="T7"><text:tab/><text:tab/>Eulers polyederformel</text:span></text:p>
      <text:p text:style-name="P3"><text:span text:style-name="T7"/></text:p>
      <text:p text:style-name="P3"><text:span text:style-name="T7"><text:tab/><text:tab/></text:span><text:span text:style-name="T8">K</text:span><text:span text:style-name="T2">5</text:span><text:span text:style-name="T8"> och K</text:span><text:span text:style-name="T2">3,3</text:span><text:span text:style-name="T8"> är inte planära,<text:tab/>Kuratowskis sats</text:span></text:p>
      <text:p text:style-name="P3"><text:span text:style-name="T8"/></text:p>
      <text:p text:style-name="P4"><text:span text:style-name="T8"><text:tab/>Övnings-KS 4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>Anmälan till tentan senast 15 maj.</text:span></text:p>
      <text:p text:style-name="P4"><text:span text:style-name="T8"/></text:p>
      <text:p text:style-name="P13"><text:span text:style-name="T8">En Hamiltonstig/-cykel passerar varje hörn i grafen precis en gång.</text:span></text:p>
      <text:p text:style-name="P4"><text:span text:style-name="T8"/></text:p>
      <text:p text:style-name="P4"><text:span text:style-name="T8">Man kan sätta ihop en Eulerväg/-krets med flera Eulerkretsar.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>Försättning av övning 8.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>5)<text:tab/>G är en graf, |V| = 2.<text:tab/>Visa att två hör har samma valens.</text:span></text:p>
      <text:p text:style-name="P4"><draw:line text:anchor-type="paragraph" draw:z-index="0" draw:style-name="gr1" draw:text-style-name="P20" svg:x1="4.468cm" svg:y1="0.139cm" svg:x2="6.029cm" svg:y2="0.906cm"><text:p/></draw:line><draw:line text:anchor-type="paragraph" draw:z-index="1" draw:style-name="gr1" draw:text-style-name="P20" svg:x1="1.452cm" svg:y1="0.086cm" svg:x2="2.51cm" svg:y2="0.933cm"><text:p/></draw:line><text:span text:style-name="T8"/></text:p>
      <text:p text:style-name="P4"><text:span text:style-name="T8"/></text:p>
      <text:p text:style-name="P4"><text:span text:style-name="T8"><text:tab/><text:tab/>G = (V, E)<text:tab/><text:tab/>|V| = n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><text:tab/>Möjliga valenser: <text:s/>0, 1, 2, …, n − 1,<text:tab/><text:tab/>n stycken olika.</text:span></text:p>
      <text:p text:style-name="P4"><text:span text:style-name="T8"><text:tab/></text:span></text:p>
      <text:p text:style-name="P4"><text:span text:style-name="T8"><text:tab/>n hörn, men valensen 0 och n − 1 kan inte förekomma samma graf.</text:span></text:p>
      <text:p text:style-name="P4"><text:span text:style-name="T8"><text:tab/></text:span></text:p>
      <text:p text:style-name="P4"><text:span text:style-name="T8"><text:tab/>I varje fall n − 1 möjliga värden, enligt postfacksprincipen har två</text:span></text:p>
      <text:p text:style-name="P4"><text:span text:style-name="T8"><text:tab/>hörn samma valens.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5"><text:span text:style-name="T9">6)<text:tab/>Granntabeller för G</text:span><text:span text:style-name="T3">1</text:span><text:span text:style-name="T9">, G</text:span><text:span text:style-name="T3">2</text:span><text:span text:style-name="T9">:</text:span></text:p>
      <text:p text:style-name="P5"><text:span text:style-name="T9"/></text:p>
      <text:p text:style-name="P5"><text:span text:style-name="T9"/></text:p>
      <text:p text:style-name="P5"><text:span text:style-name="T9"><text:tab/>a<text:tab/>b<text:tab/>c<text:tab/>d<text:tab/>e<text:tab/>f<text:tab/><text:tab/>1<text:tab/>2<text:tab/>3<text:tab/>4<text:tab/>5<text:tab/>6</text:span></text:p>
      <text:p text:style-name="P5"><draw:line text:anchor-type="paragraph" draw:z-index="2" draw:style-name="gr1" draw:text-style-name="P20" svg:x1="1.108cm" svg:y1="0.28cm" svg:x2="7.881cm" svg:y2="0.28cm"><text:p/></draw:line><draw:line text:anchor-type="paragraph" draw:z-index="3" draw:style-name="gr1" draw:text-style-name="P20" svg:x1="9.945cm" svg:y1="0.254cm" svg:x2="16.718cm" svg:y2="0.254cm"><text:p/></draw:line><text:span text:style-name="T9"/></text:p>
      <text:p text:style-name="P5"><text:span text:style-name="T9"><text:tab/>b<text:tab/>a<text:tab/>a<text:tab/>a<text:tab/>b<text:tab/>c<text:tab/><text:tab/>2<text:tab/>1<text:tab/>2<text:tab/>3<text:tab/>2<text:tab/>1</text:span></text:p>
      <text:p text:style-name="P5"><text:span text:style-name="T9"><text:tab/>c<text:tab/>c<text:tab/>b<text:tab/>e<text:tab/>d<text:tab/>d<text:tab/>&amp;<text:tab/>4<text:tab/>3<text:tab/>4<text:tab/>5<text:tab/>4<text:tab/>3</text:span></text:p>
      <text:p text:style-name="P5"><text:span text:style-name="T9"><text:tab/>d<text:tab/>e<text:tab/>f<text:tab/>f<text:tab/>f<text:tab/>e<text:tab/><text:tab/>6<text:tab/>5<text:tab/>6<text:tab/>1<text:tab/>6<text:tab/>5</text:span></text:p>
      <text:p text:style-name="P5"><draw:frame draw:style-name="fr1" draw:name="graphics1" text:anchor-type="paragraph" svg:x="1.157cm" svg:y="0.335cm" svg:width="6.068cm" svg:height="4.233cm" draw:z-index="4"><draw:image xlink:href="Pictures/20000085000017B400001089CB69C393.svm" xlink:type="simple" xlink:show="embed" xlink:actuate="onLoad"/></draw:frame><draw:frame draw:style-name="fr1" draw:name="graphics2" text:anchor-type="paragraph" svg:x="10.118cm" svg:y="0.362cm" svg:width="6.35cm" svg:height="4.233cm" draw:z-index="5"><draw:image xlink:href="Pictures/200000A3000018CE000010899890F6EE.svm" xlink:type="simple" xlink:show="embed" xlink:actuate="onLoad"/></draw:frame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6"><text:span text:style-name="T10"><text:tab/>G</text:span><text:span text:style-name="T4">2</text:span><text:span text:style-name="T10"> är bipartit; G</text:span><text:span text:style-name="T4">1</text:span><text:span text:style-name="T10"> inte, så de är inte isomorfa.</text:span></text:p>
      <text:p text:style-name="P14"><draw:frame draw:style-name="fr1" draw:name="graphics3" text:anchor-type="paragraph" svg:x="1.413cm" svg:y="0.459cm" svg:width="10.583cm" svg:height="10.583cm" draw:z-index="6"><draw:image xlink:href="Pictures/200005AD0000295700002957DC6BADEC.svm" xlink:type="simple" xlink:show="embed" xlink:actuate="onLoad"/></draw:frame><text:span text:style-name="T10">7)</text:span></text:p>
      <text:p text:style-name="P6"><text:span text:style-name="T10"/></text:p>
      <text:p text:style-name="P6"><text:span text:style-name="T10"/></text:p>
      <text:p text:style-name="P7"><text:span text:style-name="T11"><text:tab/><text:tab/><text:tab/><text:tab/><text:tab/><text:tab/><text:tab/><text:tab/><text:tab/><text:tab/><text:tab/>3×3×3-ost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><text:tab/>Musen vill följa e Hamiltonstig i ostgrafen, se figuren ovan.</text:span></text:p>
      <text:p text:style-name="P7"><text:span text:style-name="T11"><text:tab/>Vi skall visa att han itne kan sluta i mitten hörnet.</text:span></text:p>
      <text:p text:style-name="P7"><text:span text:style-name="T11"><text:tab/>(Hörn faller inte ned, när de förlorar sitt stöd, se svävar.)</text:span></text:p>
      <text:p text:style-name="P7"><text:span text:style-name="T11"/></text:p>
      <text:p text:style-name="P7"><text:span text:style-name="T11"><text:tab/>Experiment visar att det verkar vara så, men varför?</text:span></text:p>
      <text:p text:style-name="P7"><text:span text:style-name="T11"/></text:p>
      <text:p text:style-name="P7"><text:span text:style-name="T11"><text:tab/>Grafen är bipartit, se ringarna.</text:span></text:p>
      <text:p text:style-name="P7"><text:span text:style-name="T11"/></text:p>
      <text:p text:style-name="P7"><text:span text:style-name="T11"><text:tab/>Heldragna:<text:tab/>|X| = 14</text:span></text:p>
      <text:p text:style-name="P7"><text:span text:style-name="T11"><text:tab/>Sträckade:<text:tab/>|Y| = 13</text:span></text:p>
      <text:p text:style-name="P7"><text:span text:style-name="T11"/></text:p>
      <text:p text:style-name="P7"><text:span text:style-name="T11"><text:tab/>En Hamiltonstig måste börja och sluta i X-hörn. Mitt hörnet är ett Y-hörn.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>8)<text:tab/>Finns (enkla) grader med 7 hörn med valenserna:</text:span></text:p>
      <text:p text:style-name="P7"><text:span text:style-name="T11"/></text:p>
      <text:p text:style-name="P7"><text:span text:style-name="T11"><text:tab/>a)<text:tab/>0, 2, 3, 3, 4, 4, 5?</text:span></text:p>
      <text:p text:style-name="P7"><text:span text:style-name="T11"/></text:p>
      <text:p text:style-name="P7"><text:span text:style-name="T11"><text:tab/><text:tab/>Nej, ty summan av valenserna måste vara 2|E|, ett jämnt tal.</text:span></text:p>
      <text:p text:style-name="P7"><text:span text:style-name="T11"/></text:p>
      <text:p text:style-name="P15"><draw:frame draw:style-name="fr1" draw:name="graphics4" text:anchor-type="paragraph" svg:x="8.23cm" svg:y="0.053cm" svg:width="4.727cm" svg:height="4.586cm" draw:z-index="7"><draw:image xlink:href="Pictures/2000004300001277000011EAEBDF9E4C.svm" xlink:type="simple" xlink:show="embed" xlink:actuate="onLoad"/></draw:frame><text:span text:style-name="T11"><text:tab/>b)<text:tab/>2, 3, 3, 3, 3, 3, 3?</text:span></text:p>
      <text:p text:style-name="P7"><text:span text:style-name="T11"/></text:p>
      <text:p text:style-name="P7"><text:span text:style-name="T11"><text:tab/><text:tab/>Ja.</text:span><text:span text:style-name="T13"><text:tab/><text:tab/></text:span><text:span text:style-name="T11">Exempel: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draw:line text:anchor-type="paragraph" draw:z-index="8" draw:style-name="gr1" draw:text-style-name="P20" svg:x1="5.87cm" svg:y1="0.469cm" svg:x2="4.838cm" svg:y2="1.924cm"><text:p/></draw:line><text:span text:style-name="T13"><text:tab/>c)<text:tab/>2, 2, 3, 5, 5, 5, 6?</text:span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><text:tab/><text:tab/>Granne med alla. −1 på alla valenser och bort med den.</text:span></text:p>
      <text:p text:style-name="P8"><text:span text:style-name="T13"/></text:p>
      <text:p text:style-name="P8"><text:span text:style-name="T13"/></text:p>
      <text:p text:style-name="P8"><text:span text:style-name="T13"><text:tab/><text:tab/>Ingen sådan graf finns, varje 1-hörn har kant till högst 4-hörn,</text:span></text:p>
      <text:p text:style-name="P8"><text:span text:style-name="T13"><text:tab/><text:tab/>så ett 4-hörn skall ha högst 3 grannar.</text:span></text:p>
      <text:p text:style-name="P8"><text:span text:style-name="T13"/></text:p>
      <text:p text:style-name="P8"><text:span text:style-name="T13"/></text:p>
      <text:p text:style-name="P8"><text:span text:style-name="T13"><text:tab/><text:tab/>Alternativt:</text:span></text:p>
      <text:p text:style-name="P8"><text:span text:style-name="T13"/></text:p>
      <text:p text:style-name="P8"><text:span text:style-name="T13"><text:tab/><text:tab/><text:tab/>(2, 2, 3) har högst 7 kanter ut,</text:span></text:p>
      <text:p text:style-name="P8"><text:span text:style-name="T13"><text:tab/><text:tab/><text:tab/>(5, 5, 5, 6) har minst 9 kanter ut.</text:span></text:p>
      <text:p text:style-name="P8"><text:span text:style-name="T13"/></text:p>
      <text:p text:style-name="P8"><text:span text:style-name="T13"><text:tab/><text:tab/><text:tab/>Omöjligt.</text:span></text:p>
      <text:p text:style-name="P8"><text:span text:style-name="T13"/></text:p>
      <text:p text:style-name="P8"><text:span text:style-name="T13"/></text:p>
      <text:p text:style-name="P8"><text:span text:style-name="T13"><text:tab/><text:tab/></text:span><text:span text:style-name="T14">(Finns med öglor.)</text:span></text:p>
      <text:p text:style-name="P8"><text:span text:style-name="T14"/></text:p>
      <text:p text:style-name="P8"><text:span text:style-name="T13"/></text:p>
      <text:p text:style-name="P8"><text:span text:style-name="T13"/></text:p>
      <text:p text:style-name="P8"><text:span text:style-name="T13">9)<text:tab/>3-reguljära grafer med 8-hörn.</text:span></text:p>
      <text:p text:style-name="P8"><text:span text:style-name="T13"/></text:p>
      <text:p text:style-name="P8"><draw:line text:anchor-type="paragraph" draw:z-index="9" draw:style-name="gr1" draw:text-style-name="P20" svg:x1="6.717cm" svg:y1="0.39cm" svg:x2="6.717cm" svg:y2="6.008cm"><text:p/></draw:line><text:span text:style-name="T13"/></text:p>
      <text:p text:style-name="P8"><text:span text:style-name="T13"><text:tab/>Kubgrafen:<text:tab/><text:tab/><text:tab/><text:tab/>Inte sammanhängande:</text:span></text:p>
      <text:p text:style-name="P8"><draw:frame draw:style-name="fr1" draw:name="graphics5" text:anchor-type="paragraph" svg:x="1.563cm" svg:y="0.3cm" svg:width="4.727cm" svg:height="4.586cm" draw:z-index="10"><draw:image xlink:href="Pictures/2000007900001277000011EA7192D24D.svm" xlink:type="simple" xlink:show="embed" xlink:actuate="onLoad"/></draw:frame><text:span text:style-name="T13"/></text:p>
      <text:p text:style-name="P8"><draw:frame draw:style-name="fr1" draw:name="graphics6" text:anchor-type="paragraph" svg:x="8.23cm" svg:y="0.273cm" svg:width="5.997cm" svg:height="3.175cm" draw:z-index="11"><draw:image xlink:href="Pictures/200000790000176D00000C675A641D76.svm" xlink:type="simple" xlink:show="embed" xlink:actuate="onLoad"/></draw:frame><text:span text:style-name="T13"/></text:p>
      <text:p text:style-name="P16"><text:span text:style-name="T15">12)</text:span></text:p>
      <text:p text:style-name="P9"><draw:frame draw:style-name="fr1" draw:name="graphics7" text:anchor-type="paragraph" svg:x="1.228cm" svg:y="0.134cm" svg:width="8.467cm" svg:height="3.175cm" draw:z-index="12"><draw:image xlink:href="Pictures/200002110000211300000C67544545C8.svm" xlink:type="simple" xlink:show="embed" xlink:actuate="onLoad"/></draw:frame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10"><text:span text:style-name="T16"><text:tab/>Grafen har ingen Hamiltoncykel ty den är bipartit med |X| = 6, |Y| = 5.</text:span></text:p>
      <text:p text:style-name="P10"><text:span text:style-name="T16"/></text:p>
      <text:p text:style-name="P10"><text:span text:style-name="T16"><text:tab/>En cykel i en bipartit graf har lika många hörn av varje typ.</text:span></text:p>
      <text:p text:style-name="P10"><draw:frame draw:style-name="fr1" draw:name="graphics8" text:anchor-type="paragraph" svg:x="5.549cm" svg:y="0.388cm" svg:width="5.644cm" svg:height="3.528cm" draw:z-index="13"><draw:image xlink:href="Pictures/2000006D0000160C00000DC8D459124D.svm" xlink:type="simple" xlink:show="embed" xlink:actuate="onLoad"/></draw:frame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1"><text:span text:style-name="T17"/></text:p>
      <text:p text:style-name="P11"><text:span text:style-name="T17">Övnings-KS 4</text:span></text:p>
      <text:p text:style-name="P11"><text:span text:style-name="T17"/></text:p>
      <text:p text:style-name="P11"><text:span text:style-name="T17">1<text:tab/>a)<text:tab/>n = 46 = 2⋅23,<text:tab/>m = (2 − 1)(23 − 1) = 22</text:span></text:p>
      <text:p text:style-name="P11"><text:span text:style-name="T17"/></text:p>
      <text:p text:style-name="P11"><text:span text:style-name="T17"><text:tab/><text:tab/>Krav: sgd(e, m) = 1, sgd(2, 22) = 2</text:span></text:p>
      <text:p text:style-name="P11"><text:span text:style-name="T17"/></text:p>
      <text:p text:style-name="P11"><text:span text:style-name="T17"/></text:p>
      <text:p text:style-name="P11"><text:span text:style-name="T17"><text:tab/>b)<text:tab/>e = d = 5</text:span></text:p>
      <text:p text:style-name="P11"><text:span text:style-name="T17"/></text:p>
      <text:p text:style-name="P11"><text:span text:style-name="T17"><text:tab/><text:tab/>Möjligt om det finns primtal, p, q, med e⋅d ≡ 1 (mod (p − 1)(q − 1)).</text:span></text:p>
      <text:p text:style-name="P11"><text:span text:style-name="T17"/></text:p>
      <text:p text:style-name="P11"><text:span text:style-name="T17"><text:tab/><text:tab/>p = 7, q = 3</text:span></text:p>
      <text:p text:style-name="P11"><text:span text:style-name="T17"><text:tab/><text:tab/>e⋅d = 25</text:span></text:p>
      <text:p text:style-name="P11"><text:span text:style-name="T17"/></text:p>
      <text:p text:style-name="P11"><text:span text:style-name="T17"><text:tab/><text:tab/>(p − 1)(q − 1) = 6⋅2 = 12</text:span></text:p>
      <text:p text:style-name="P11"><text:span text:style-name="T17"/></text:p>
      <text:p text:style-name="P11"><text:span text:style-name="T17"><text:tab/><text:tab/>25 − 2⋅12 = 1</text:span></text:p>
      <text:p text:style-name="P11"><text:span text:style-name="T17"/></text:p>
      <text:p text:style-name="P11"><text:span text:style-name="T17"><text:tab/><text:tab/>Så:<text:tab/>Ja.</text:span></text:p>
      <text:p text:style-name="P11"><text:span text:style-name="T17"/></text:p>
      <text:p text:style-name="P11"><text:span text:style-name="T17"/></text:p>
      <text:p text:style-name="P11"><text:span text:style-name="T17"><text:tab/>d)<text:tab/>Antalet ord:<text:tab/> 2</text:span><text:span text:style-name="T18">k</text:span><text:span text:style-name="T17">, k dimensioner. Längden n = k + r.<text:tab/>r — H:s rang</text:span></text:p>
      <text:p text:style-name="P11"><text:span text:style-name="T17"><text:tab/><text:tab/>8 ord<text:tab/><text:tab/>k = 3, n = 7,<text:tab/>så minst 4</text:span></text:p>
      <text:p text:style-name="P17"><text:span text:style-name="T17"><text:tab/>e)<text:tab/>ƒ(x</text:span><text:span text:style-name="T5">1</text:span><text:span text:style-name="T17">, …, x</text:span><text:span text:style-name="T5">n</text:span><text:span text:style-name="T17">)</text:span></text:p>
      <text:p text:style-name="P11"><text:span text:style-name="T17"/></text:p>
      <text:p text:style-name="P11"><text:span text:style-name="T17"><text:tab/><text:tab/>Antalet punkter (rader i värdetabellen): 2</text:span><text:span text:style-name="T18">n</text:span></text:p>
      <text:p text:style-name="P11"><text:span text:style-name="T17"><text:tab/><text:tab/>totala antalet funktioner: </text:span><text:span text:style-name="T17"><draw:frame draw:style-name="fr2" draw:name="Object1" text:anchor-type="as-char" svg:y="-0.612cm" svg:width="0.704cm" svg:height="0.669cm" draw:z-index="1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>2<text:tab/>a)</text:span></text:p>
      <text:p text:style-name="P11"><text:span text:style-name="T17"><text:tab/><text:tab/>H = </text:span><text:span text:style-name="T17"><draw:frame draw:style-name="fr3" draw:name="Object2" text:anchor-type="as-char" svg:width="3.902cm" svg:height="1.743cm" draw:z-index="1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1"><text:span text:style-name="T17"/></text:p>
      <text:p text:style-name="P11"><text:span text:style-name="T17"><text:tab/><text:tab/>Mottaget<text:tab/>111111</text:span></text:p>
      <text:p text:style-name="P11"><text:span text:style-name="T17"/></text:p>
      <text:p text:style-name="P11"><text:span text:style-name="T17"><text:tab/><text:tab/>Vi försöker rätta:</text:span></text:p>
      <text:p text:style-name="P11"><text:span text:style-name="T17"/></text:p>
      <text:p text:style-name="P11"><draw:line text:anchor-type="paragraph" draw:z-index="17" draw:style-name="gr1" draw:text-style-name="P20" svg:x1="4.441cm" svg:y1="2.515cm" svg:x2="6.108cm" svg:y2="3.864cm"><text:p/></draw:line><text:span text:style-name="T17"><text:tab/><text:tab/>H⋅</text:span><text:span text:style-name="T17"><draw:frame draw:style-name="fr3" draw:name="Object3" text:anchor-type="as-char" svg:width="1.834cm" svg:height="3.358cm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1"><text:span text:style-name="T17"/></text:p>
      <text:p text:style-name="P11"><text:span text:style-name="T17"><text:tab/><text:tab/><text:tab/><text:tab/><text:tab/>Inte än kolonn, så inte </text:span><text:span text:style-name="T20">ett</text:span><text:span text:style-name="T17"> fel, minst två fel.</text:span></text:p>
      <text:p text:style-name="P11"><text:span text:style-name="T17"/></text:p>
      <text:p text:style-name="P11"><text:span text:style-name="T17"/></text:p>
      <text:p text:style-name="P11"><text:span text:style-name="T17"><text:tab/>b)</text:span></text:p>
      <text:p text:style-name="P11"><text:span text:style-name="T17"><text:tab/><text:tab/></text:span><text:span text:style-name="T17"><draw:frame draw:style-name="fr3" draw:name="Object4" text:anchor-type="as-char" svg:width="6.195cm" svg:height="0.503cm" draw:z-index="18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1"><text:span text:style-name="T17"/></text:p>
      <text:p text:style-name="P11"><text:span text:style-name="T17"><text:tab/><text:tab/>Karnaughdiagram</text:span></text:p>
      <text:p text:style-name="P11"><text:span text:style-name="T17"/></text:p>
      <text:p text:style-name="P11"><draw:line text:anchor-type="paragraph" draw:z-index="19" draw:style-name="gr1" draw:text-style-name="P20" svg:x1="5.923cm" svg:y1="0.471cm" svg:x2="5.923cm" svg:y2="3.672cm"><text:p/></draw:line><text:span text:style-name="T17"><text:tab/><text:tab/><text:tab/><text:tab/><text:tab/> <text:s text:c="3"/>z</text:span></text:p>
      <text:p text:style-name="P11"><text:span text:style-name="T17"><text:tab/><text:tab/><text:tab/><text:tab/><text:tab/>0 <text:s text:c="4"/>1</text:span></text:p>
      <text:p text:style-name="P11"><draw:line text:anchor-type="paragraph" draw:z-index="20" draw:style-name="gr1" draw:text-style-name="P20" svg:x1="4.944cm" svg:y1="0.224cm" svg:x2="7.722cm" svg:y2="0.224cm"><text:p/></draw:line><text:span text:style-name="T12"/></text:p>
      <text:p text:style-name="P11"><text:span text:style-name="T17"><text:tab/><text:tab/><text:tab/><text:tab/>00<text:tab/>0 <text:s text:c="4"/>0</text:span></text:p>
      <text:p text:style-name="P11"><text:span text:style-name="T17"><text:tab/><text:tab/><text:tab/> <text:s/>xy<text:tab/>01<text:tab/>0 <text:s text:c="4"/></text:span>0</text:p>
      <text:p text:style-name="P11"><text:span text:style-name="T17"><text:tab/><text:tab/><text:tab/><text:tab/>10<text:tab/>1 <text:s text:c="4"/>1</text:span></text:p>
      <text:p text:style-name="P11"><text:span text:style-name="T17"><text:tab/><text:tab/><text:tab/><text:tab/>11<text:tab/>0 <text:s text:c="4"/>1</text:span></text:p>
      <text:p text:style-name="P11"><text:span text:style-name="T17"/></text:p>
      <text:p text:style-name="P11"><text:span text:style-name="T17"><text:tab/><text:tab/>Så </text:span><text:span text:style-name="T17"><draw:frame draw:style-name="fr3" draw:name="Object5" text:anchor-type="as-char" svg:width="4.255cm" svg:height="0.503cm" draw:z-index="21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1"><text:span text:style-name="T17"/></text:p>
      <text:p text:style-name="P18"><text:span text:style-name="T21"><text:tab/>c)<text:tab/>RSA med n = 65, finn möjligt e</text:span></text:p>
      <text:p text:style-name="P12"><text:span text:style-name="T21"/></text:p>
      <text:p text:style-name="P12"><text:span text:style-name="T21"><text:tab/><text:tab/>n = 5⋅13,<text:tab/>m = 4⋅12 = 48</text:span></text:p>
      <text:p text:style-name="P12"><text:span text:style-name="T21"/></text:p>
      <text:p text:style-name="P12"><text:span text:style-name="T21"/></text:p>
      <text:p text:style-name="P12"><text:span text:style-name="T21"><text:tab/><text:tab/>Krav:<text:tab/>sgd(e, m) = sgd(2, 48) = 1</text:span></text:p>
      <text:p text:style-name="P12"><text:span text:style-name="T21"/></text:p>
      <text:p text:style-name="P12"><text:span text:style-name="T21"><text:tab/><text:tab/>Till exempel: 5</text:span></text:p>
      <text:p text:style-name="P12"><text:span text:style-name="T21"/></text:p>
      <text:p text:style-name="P12"><text:span text:style-name="T21"/></text:p>
      <text:p text:style-name="P12"><text:span text:style-name="T21">3)<text:tab/></text:span><text:span text:style-name="T21"><draw:frame draw:style-name="fr3" draw:name="Object6" text:anchor-type="as-char" svg:width="11.305cm" svg:height="0.557cm" draw:z-index="22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2"><text:span text:style-name="T21"/></text:p>
      <text:p text:style-name="P12"><text:span text:style-name="T21"/></text:p>
      <text:p text:style-name="P12"><text:span text:style-name="T21">5)<text:tab/>Finn en kontrollmatris, H, till en 1-felrättande kod 𝓒 med 16 ord,</text:span></text:p>
      <text:p text:style-name="P12"><text:span text:style-name="T21"><text:tab/>så att 1011000 ∈ 𝓒.</text:span></text:p>
      <text:p text:style-name="P12"><text:span text:style-name="T21"/></text:p>
      <text:p text:style-name="P12"><text:span text:style-name="T21"><text:tab/>n = 7,<text:tab/>16 = 2</text:span><text:span text:style-name="T19">4</text:span><text:span text:style-name="T21">,<text:tab/>så dim k = 4</text:span></text:p>
      <text:p text:style-name="P12"><text:span text:style-name="T21"/></text:p>
      <text:p text:style-name="P12"><text:span text:style-name="T21"/></text:p>
      <text:p text:style-name="P12"><text:span text:style-name="T21"><text:tab/>så H:s rang = r − k = 3</text:span></text:p>
      <text:p text:style-name="P12"><text:span text:style-name="T21"/></text:p>
      <text:p text:style-name="P12"><text:span text:style-name="T21"><text:tab/>H av typ 3×7, alla kolonner olika ≠ </text:span><text:span text:style-name="T21"><draw:frame draw:style-name="fr3" draw:name="Object7" text:anchor-type="as-char" svg:width="0.663cm" svg:height="1.669cm" draw:z-index="23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2"><text:span text:style-name="T21"><text:tab/>Villkoret att 1011000 ∈ 𝓒 get att summan av kolonn 1, 3, 4 är </text:span><text:span text:style-name="T21"><draw:frame draw:style-name="fr3" draw:name="Object8" text:anchor-type="as-char" svg:width="0.663cm" svg:height="1.669cm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2"><text:span text:style-name="T21"/></text:p>
      <text:p text:style-name="P12"><text:span text:style-name="T21"><text:tab/>Till exempel:</text:span></text:p>
      <text:p text:style-name="P12"><text:span text:style-name="T21"><text:tab/><text:tab/><text:tab/><text:tab/></text:span><text:span text:style-name="T21"><draw:frame draw:style-name="fr3" draw:name="Object9" text:anchor-type="as-char" svg:width="0.663cm" svg:height="1.963cm" draw:z-index="25"><draw:object xlink:href="./Object 9" xlink:type="simple" xlink:show="embed" xlink:actuate="onLoad"/><draw:image xlink:href="./ObjectReplacements/Object 9" xlink:type="simple" xlink:show="embed" xlink:actuate="onLoad"/></draw:frame></text:span><text:span text:style-name="T21"><draw:frame draw:style-name="fr3" draw:name="Object10" text:anchor-type="as-char" svg:width="0.663cm" svg:height="1.963cm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1"><draw:frame draw:style-name="fr3" draw:name="Object11" text:anchor-type="as-char" svg:width="0.663cm" svg:height="1.963cm" draw:z-index="2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1">,<text:tab/>fyll på med olika kolonner.</text:span></text:p>
      <text:p text:style-name="P12"><text:span text:style-name="T21"/></text:p>
      <text:p text:style-name="P12"><text:span text:style-name="T21"><text:tab/><text:tab/><text:tab/><text:tab/><text:tab/><text:tab/> <text:s text:c="7"/>↓ <text:s text:c="6"/>↓ <text:s/>↓</text:span></text:p>
      <text:p text:style-name="P12"><text:span text:style-name="T21"><text:tab/><text:tab/><text:tab/>Till exempel:<text:tab/></text:span><text:span text:style-name="T17">H = </text:span><text:span text:style-name="T17"><draw:frame draw:style-name="fr3" draw:name="Object12" text:anchor-type="as-char" svg:width="4.563cm" svg:height="1.75cm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2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4-30T18:37:16</dc:date>
    <dc:creator>Mattias </dc:creator>
    <meta:editing-duration>PT84H53M11S</meta:editing-duration>
    <meta:editing-cycles>102</meta:editing-cycles>
    <meta:generator>OpenOffice.org/3.2$Unix OpenOffice.org_project/320m19$Build-9505</meta:generator>
    <meta:document-statistic meta:table-count="0" meta:image-count="8" meta:object-count="12" meta:page-count="7" meta:paragraph-count="104" meta:word-count="657" meta:character-count="3105"/>
  </office:meta>
</office:document-meta>
</file>

<file path=Object 1/content.xml><?xml version="1.0" encoding="utf-8"?>
<math xmlns="http://www.w3.org/1998/Math/MathML">
  <semantics>
    <msup>
      <mn>2</mn>
      <mstyle mathsize="125%">
        <mrow>
          <msup>
            <mn>2</mn>
            <mstyle mathsize="125%">
              <mrow>
                <mi mathvariant="normal">n</mi>
              </mrow>
            </mstyle>
          </msup>
        </mrow>
      </mstyle>
    </msup>
    <annotation encoding="StarMath 5.0">2^{size *1.25 {2^{size *1.25 n}}}</annotation>
  </semantics>
</math>
</file>

<file path=Object 10/content.xml><?xml version="1.0" encoding="utf-8"?>
<math xmlns="http://www.w3.org/1998/Math/MathML">
  <semantics>
    <munder>
      <mfenced open="" close="">
        <mtable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</mtable>
      </mfenced>
      <mn>3</mn>
    </munder>
    <annotation encoding="StarMath 5.0">left ( stack{0#1#0} right ) csub 3</annotation>
  </semantics>
</math>
</file>

<file path=Object 11/content.xml><?xml version="1.0" encoding="utf-8"?>
<math xmlns="http://www.w3.org/1998/Math/MathML">
  <semantics>
    <munder>
      <mfenced open="" close="">
        <mtable>
          <mtr>
            <mtd>
              <mn>1</mn>
            </mtd>
          </mtr>
          <mtr>
            <mtd>
              <mn>1</mn>
            </mtd>
          </mtr>
          <mtr>
            <mtd>
              <mn>0</mn>
            </mtd>
          </mtr>
        </mtable>
      </mfenced>
      <mn>4</mn>
    </munder>
    <annotation encoding="StarMath 5.0">left ( stack{1#1#0} right ) csub 4</annotation>
  </semantics>
</math>
</file>

<file path=Object 12/content.xml><?xml version="1.0" encoding="utf-8"?>
<math xmlns="http://www.w3.org/1998/Math/MathML">
  <semantics>
    <mfenced open="" close="">
      <mtable>
        <mtr>
          <mtd>
            <mn>1</mn>
          </mtd>
          <mtd>
            <mn>0</mn>
          </mtd>
          <mtd>
            <mn>0</mn>
          </mtd>
          <mtd>
            <mn>1</mn>
          </mtd>
          <mtd>
            <mn>1</mn>
          </mtd>
          <mtd>
            <mn>0</mn>
          </mtd>
          <mtd>
            <mn>1</mn>
          </mtd>
        </mtr>
        <mtr>
          <mtd>
            <mn>0</mn>
          </mtd>
          <mtd>
            <mn>0</mn>
          </mtd>
          <mtd>
            <mn>1</mn>
          </mtd>
          <mtd>
            <mn>1</mn>
          </mtd>
          <mtd>
            <mn>0</mn>
          </mtd>
          <mtd>
            <mn>1</mn>
          </mtd>
          <mtd>
            <mn>1</mn>
          </mtd>
        </mtr>
        <mtr>
          <mtd>
            <mn>0</mn>
          </mtd>
          <mtd>
            <mn>1</mn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</mtable>
    </mfenced>
    <annotation encoding="StarMath 5.0">left ( matrix{1#0#0#1#1#0#1##0#0#1#1#0#1#1##0#1#0#0#1#1#1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  <mtd>
            <mn>1</mn>
          </mtd>
        </mtr>
        <mtr>
          <mtd>
            <mn>0</mn>
          </mtd>
          <mtd>
            <mn>1</mn>
          </mtd>
          <mtd>
            <mn>1</mn>
          </mtd>
          <mtd>
            <mn>1</mn>
          </mtd>
          <mtd>
            <mn>0</mn>
          </mtd>
          <mtd>
            <mn>0</mn>
          </mtd>
        </mtr>
        <mtr>
          <mtd>
            <mn>1</mn>
          </mtd>
          <mtd>
            <mn>1</mn>
          </mtd>
          <mtd>
            <mn>0</mn>
          </mtd>
          <mtd>
            <mn>1</mn>
          </mtd>
          <mtd>
            <mn>1</mn>
          </mtd>
          <mtd>
            <mn>0</mn>
          </mtd>
        </mtr>
      </mtable>
    </mfenced>
    <annotation encoding="StarMath 5.0">left ( matrix{0#0#1#1#1#1##0#1#1#1#0#0##1#1#0#1#1#0} right )</annotation>
  </semantics>
</math>
</file>

<file path=Object 3/content.xml><?xml version="1.0" encoding="utf-8"?>
<math xmlns="http://www.w3.org/1998/Math/MathML">
  <semantics>
    <mrow>
      <mfenced open="" close="">
        <mtable>
          <mtr>
            <mtd>
              <mn>1</mn>
            </mtd>
          </mtr>
          <mtr>
            <mtd>
              <mn>1</mn>
            </mtd>
          </mtr>
          <mtr>
            <mtd>
              <mn>1</mn>
            </mtd>
          </mtr>
          <mtr>
            <mtd>
              <mn>1</mn>
            </mtd>
          </mtr>
          <mtr>
            <mtd>
              <mn>1</mn>
            </mtd>
          </mtr>
          <mtr>
            <mtd>
              <mn>1</mn>
            </mtd>
          </mtr>
        </mtable>
      </mfenced>
      <mi/>
      <mtext>=</mtext>
      <mi/>
      <mfenced open="" close="">
        <mtable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</mtable>
      </mfenced>
    </mrow>
    <annotation encoding="StarMath 5.0">left ( stack{1#1#1#1#1#1} right ) `"="` left ( stack{0#1#0} right )</annotation>
  </semantics>
</math>
</file>

<file path=Object 4/content.xml><?xml version="1.0" encoding="utf-8"?>
<math xmlns="http://www.w3.org/1998/Math/MathML">
  <semantics>
    <mrow>
      <mi mathvariant="normal">ƒ</mi>
      <mrow>
        <mo stretchy="false">(</mo>
        <mrow>
          <mi mathvariant="normal">x</mi>
          <mi mathvariant="normal">,</mi>
          <mi/>
          <mi mathvariant="normal">y</mi>
          <mi mathvariant="normal">,</mi>
          <mi/>
          <mi mathvariant="normal">z</mi>
        </mrow>
        <mo stretchy="false">)</mo>
      </mrow>
      <mi/>
      <mtext>=</mtext>
      <mi/>
      <mi mathvariant="normal">x</mi>
      <mi mathvariant="normal">y</mi>
      <mi mathvariant="normal">z</mi>
      <mrow>
        <mi/>
        <mo stretchy="false">+</mo>
        <mi/>
      </mrow>
      <mi mathvariant="normal">x</mi>
      <mi mathvariant="normal">y</mi>
      <mover accent="true">
        <mi mathvariant="normal">z</mi>
        <mo stretchy="false">ˉ</mo>
      </mover>
      <mrow>
        <mi/>
        <mo stretchy="false">+</mo>
        <mi/>
      </mrow>
      <mi mathvariant="normal">x</mi>
      <mover accent="true">
        <mi mathvariant="normal">y</mi>
        <mo stretchy="false">ˉ</mo>
      </mover>
      <mi mathvariant="normal">z</mi>
    </mrow>
    <annotation encoding="StarMath 5.0">ƒ(x,`y,`z) `"="` x y z `+` x y bar z `+` x bar y z</annotation>
  </semantics>
</math>
</file>

<file path=Object 5/content.xml><?xml version="1.0" encoding="utf-8"?>
<math xmlns="http://www.w3.org/1998/Math/MathML">
  <semantics>
    <mrow>
      <mi mathvariant="normal">ƒ</mi>
      <mrow>
        <mo stretchy="false">(</mo>
        <mrow>
          <mi mathvariant="normal">x</mi>
          <mi mathvariant="normal">,</mi>
          <mi/>
          <mi mathvariant="normal">y</mi>
          <mi mathvariant="normal">,</mi>
          <mi/>
          <mi mathvariant="normal">z</mi>
        </mrow>
        <mo stretchy="false">)</mo>
      </mrow>
      <mi/>
      <mtext>=</mtext>
      <mi/>
      <mi mathvariant="normal">x</mi>
      <mover accent="true">
        <mi mathvariant="normal">y</mi>
        <mo stretchy="false">ˉ</mo>
      </mover>
      <mrow>
        <mi/>
        <mo stretchy="false">+</mo>
        <mi/>
      </mrow>
      <mi mathvariant="normal">x</mi>
      <mi mathvariant="normal">z</mi>
    </mrow>
    <annotation encoding="StarMath 5.0">ƒ(x,`y,`z) `"="` x bar y `+` x z</annotation>
  </semantics>
</math>
</file>

<file path=Object 6/content.xml><?xml version="1.0" encoding="utf-8"?>
<math xmlns="http://www.w3.org/1998/Math/MathML">
  <semantics>
    <mrow>
      <mi mathvariant="normal">ƒ</mi>
      <mrow>
        <mo stretchy="false">(</mo>
        <mrow>
          <mi mathvariant="normal">x</mi>
          <mi mathvariant="normal">,</mi>
          <mi/>
          <mi mathvariant="normal">y</mi>
          <mi mathvariant="normal">,</mi>
          <mi/>
          <mi mathvariant="normal">z</mi>
        </mrow>
        <mo stretchy="false">)</mo>
      </mrow>
      <mi/>
      <mtext>=</mtext>
      <mi/>
      <mrow>
        <mo stretchy="false">(</mo>
        <mrow>
          <mi mathvariant="normal">x</mi>
          <mi mathvariant="normal">y</mi>
          <mrow>
            <mi/>
            <mo stretchy="false">+</mo>
            <mi/>
          </mrow>
          <mover accent="true">
            <mrow>
              <mo stretchy="false">(</mo>
              <mrow>
                <mi mathvariant="normal">x</mi>
                <mrow>
                  <mi/>
                  <mo stretchy="false">+</mo>
                  <mi/>
                </mrow>
                <mi mathvariant="normal">y</mi>
              </mrow>
              <mo stretchy="false">)</mo>
            </mrow>
            <mo>¯</mo>
          </mover>
        </mrow>
        <mo stretchy="false">)</mo>
      </mrow>
      <mi mathvariant="normal">z</mi>
      <mi/>
      <mtext>=</mtext>
      <mi/>
      <mrow>
        <mo stretchy="false">(</mo>
        <mrow>
          <mi mathvariant="normal">x</mi>
          <mi mathvariant="normal">y</mi>
          <mrow>
            <mi/>
            <mo stretchy="false">+</mo>
            <mi/>
          </mrow>
          <mover accent="true">
            <mi mathvariant="normal">x</mi>
            <mo stretchy="false">ˉ</mo>
          </mover>
          <mover accent="true">
            <mi mathvariant="normal">y</mi>
            <mo stretchy="false">ˉ</mo>
          </mover>
        </mrow>
        <mo stretchy="false">)</mo>
      </mrow>
      <mi mathvariant="normal">z</mi>
      <mi/>
      <mtext>=</mtext>
      <mi/>
      <mi mathvariant="normal">x</mi>
      <mi mathvariant="normal">y</mi>
      <mi mathvariant="normal">z</mi>
      <mrow>
        <mi/>
        <mo stretchy="false">+</mo>
        <mi/>
      </mrow>
      <mover accent="true">
        <mi mathvariant="normal">x</mi>
        <mo stretchy="false">ˉ</mo>
      </mover>
      <mover accent="true">
        <mi mathvariant="normal">y</mi>
        <mo stretchy="false">ˉ</mo>
      </mover>
      <mi mathvariant="normal">z</mi>
    </mrow>
    <annotation encoding="StarMath 5.0">ƒ(x,`y,`z) `"="` (x y `+` {overline{(x `+` y)}})z `"="` (x y `+` bar x bar y)z `"="` x y z `+` bar x bar y z</annotation>
  </semantics>
</math>
</file>

<file path=Object 7/content.xml><?xml version="1.0" encoding="utf-8"?>
<math xmlns="http://www.w3.org/1998/Math/MathML">
  <semantics>
    <mfenced open="" close="">
      <mtable>
        <mtr>
          <mtd>
            <mn>0</mn>
          </mtd>
        </mtr>
        <mtr>
          <mtd>
            <mn>0</mn>
          </mtd>
        </mtr>
        <mtr>
          <mtd>
            <mn>0</mn>
          </mtd>
        </mtr>
      </mtable>
    </mfenced>
    <annotation encoding="StarMath 5.0">left ( stack{0#0#0} right )</annotation>
  </semantics>
</math>
</file>

<file path=Object 8/content.xml><?xml version="1.0" encoding="utf-8"?>
<math xmlns="http://www.w3.org/1998/Math/MathML">
  <semantics>
    <mfenced open="" close="">
      <mtable>
        <mtr>
          <mtd>
            <mn>0</mn>
          </mtd>
        </mtr>
        <mtr>
          <mtd>
            <mn>0</mn>
          </mtd>
        </mtr>
        <mtr>
          <mtd>
            <mn>0</mn>
          </mtd>
        </mtr>
      </mtable>
    </mfenced>
    <annotation encoding="StarMath 5.0">left ( stack{0#0#0} right )</annotation>
  </semantics>
</math>
</file>

<file path=Object 9/content.xml><?xml version="1.0" encoding="utf-8"?>
<math xmlns="http://www.w3.org/1998/Math/MathML">
  <semantics>
    <munder>
      <mfenced open="" close="">
        <mtable>
          <mtr>
            <mtd>
              <mn>1</mn>
            </mtd>
          </mtr>
          <mtr>
            <mtd>
              <mn>0</mn>
            </mtd>
          </mtr>
          <mtr>
            <mtd>
              <mn>0</mn>
            </mtd>
          </mtr>
        </mtable>
      </mfenced>
      <mn>1</mn>
    </munder>
    <annotation encoding="StarMath 5.0">left ( stack{1#0#0} right ) csub 1</annotation>
  </semantics>
</math>
</file>